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11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1.6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CMT5023SSMTT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,C2,C3,C8,C9,C11,C13,C14,C15,C16,C17,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56n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,C2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,C23,C2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1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54H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MMZ1608R601ATD25</text:p>
          </table:table-cell>
          <table:table-cell office:value-type="string" calcext:value-type="string">
            <text:p>L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XAL1010-332ME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,Q2,Q7</text:p>
          </table:table-cell>
          <table:table-cell office:value-type="string" calcext:value-type="string">
            <text:p>BSS13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CSD18540Q5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CSD18510Q5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,Q6</text:p>
          </table:table-cell>
          <table:table-cell office:value-type="string" calcext:value-type="string">
            <text:p>CSD17573Q5B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,R4,R6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C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,R9,R17,R18,R19,R20</text:p>
          </table:table-cell>
          <table:table-cell office:value-type="string" calcext:value-type="string">
            <text:p>36R</text:p>
          </table:table-cell>
          <table:table-cell office:value-type="string" calcext:value-type="string">
            <text:p>C06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3,R10,R11,R2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C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8k25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9k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R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5R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91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27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6k1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,R23,R24,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7B92033DBV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5146RGY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,U5</text:p>
          </table:table-cell>
          <table:table-cell office:value-type="string" calcext:value-type="string">
            <text:p>UCC27517AQDBVRQ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TM32L031G6U6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1:06:24.48062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0:51:43.612794100</meta:creation-date>
    <dc:date>2025-04-17T01:06:50.995716400</dc:date>
    <meta:editing-duration>PT1M27S</meta:editing-duration>
    <meta:editing-cycles>2</meta:editing-cycles>
    <meta:generator>LibreOffice/25.2.2.2$Windows_X86_64 LibreOffice_project/7370d4be9e3cf6031a51beef54ff3bda878e3fac</meta:generator>
    <meta:document-statistic meta:table-count="1" meta:cell-count="133" meta:object-count="0"/>
  </office:meta>
</office:document-meta>
</file>